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00/00/00</text:date>, <text:time style:data-style-name="N2" text:time-value="20:24:33.990421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7-14T20:27:16.055602256</dc:date>
    <meta:editing-duration>PT6H50M24S</meta:editing-duration>
    <meta:editing-cycles>94</meta:editing-cycles>
    <meta:generator>LibreOffice/4.4.4.3$Linux_X86_64 LibreOffice_project/40m0$Build-3</meta:generator>
    <meta:document-statistic meta:table-count="1" meta:cell-count="279" meta:object-count="0"/>
  </office:meta>
</office:document-meta>
</file>